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Code Pro" svg:font-family="'Source Code Pro'"/>
    <style:font-face style:name="Symbol" svg:font-family="Symbo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paragraph-rsid="001293f5" style:font-weight-asian="normal" style:font-weight-complex="normal"/>
    </style:style>
    <style:style style:name="P2" style:family="paragraph" style:parent-style-name="Text_20_body">
      <style:text-properties fo:font-weight="normal" officeooo:rsid="001416f9" officeooo:paragraph-rsid="001416f9" style:font-weight-asian="normal" style:font-weight-complex="normal"/>
    </style:style>
    <style:style style:name="P3" style:family="paragraph" style:parent-style-name="Text_20_body">
      <style:text-properties officeooo:paragraph-rsid="001293f5"/>
    </style:style>
    <style:style style:name="P4" style:family="paragraph" style:parent-style-name="Frame_20_contents" style:list-style-name="WW8Num4">
      <style:text-properties officeooo:paragraph-rsid="001293f5"/>
    </style:style>
    <style:style style:name="P5" style:family="paragraph" style:parent-style-name="Frame_20_contents" style:list-style-name="WW8Num4">
      <style:text-properties officeooo:paragraph-rsid="001416f9"/>
    </style:style>
    <style:style style:name="P6" style:family="paragraph" style:parent-style-name="Frame_20_contents" style:list-style-name="WW8Num4">
      <style:text-properties officeooo:paragraph-rsid="0015aed9"/>
    </style:style>
    <style:style style:name="P7" style:family="paragraph" style:parent-style-name="Frame_20_contents">
      <style:text-properties fo:font-weight="normal" officeooo:rsid="001416f9" officeooo:paragraph-rsid="001416f9" style:font-weight-asian="normal" style:font-weight-complex="normal"/>
    </style:style>
    <style:style style:name="P8" style:family="paragraph" style:parent-style-name="Frame_20_contents" style:list-style-name="WW8Num4">
      <style:text-properties fo:font-weight="normal" officeooo:rsid="001416f9" officeooo:paragraph-rsid="0015aed9" style:font-weight-asian="normal" style:font-weight-complex="normal"/>
    </style:style>
    <style:style style:name="P9" style:family="paragraph" style:parent-style-name="Frame_20_contents">
      <style:text-properties fo:font-weight="normal" officeooo:rsid="001416f9" officeooo:paragraph-rsid="0015aed9" style:font-weight-asian="normal" style:font-weight-complex="normal"/>
    </style:style>
    <style:style style:name="P10" style:family="paragraph" style:parent-style-name="Frame_20_contents">
      <style:text-properties officeooo:paragraph-rsid="001293f5"/>
    </style:style>
    <style:style style:name="P11" style:family="paragraph" style:parent-style-name="Frame_20_contents">
      <style:text-properties officeooo:rsid="001416f9" officeooo:paragraph-rsid="001416f9"/>
    </style:style>
    <style:style style:name="P12" style:family="paragraph" style:parent-style-name="Frame_20_contents">
      <style:text-properties officeooo:paragraph-rsid="001416f9"/>
    </style:style>
    <style:style style:name="P13" style:family="paragraph" style:parent-style-name="Frame_20_contents" style:list-style-name="WW8Num4">
      <style:text-properties fo:font-weight="bold" officeooo:rsid="001416f9" officeooo:paragraph-rsid="0015aed9" style:font-weight-asian="bold" style:font-weight-complex="bold"/>
    </style:style>
    <style:style style:name="P14" style:family="paragraph" style:parent-style-name="Frame_20_contents" style:list-style-name="WW8Num4">
      <style:text-properties fo:font-weight="bold" officeooo:rsid="001416f9" officeooo:paragraph-rsid="001719ad" style:font-weight-asian="bold" style:font-weight-complex="bold"/>
    </style:style>
    <style:style style:name="P15" style:family="paragraph" style:parent-style-name="Heading_20_2">
      <style:text-properties fo:color="#800000" fo:font-weight="normal" officeooo:paragraph-rsid="001293f5" style:font-weight-asian="normal" style:font-weight-complex="normal"/>
    </style:style>
    <style:style style:name="P16" style:family="paragraph" style:parent-style-name="Heading_20_2">
      <style:text-properties fo:color="#800000" officeooo:paragraph-rsid="001293f5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416f9" style:font-style-asian="normal" style:font-weight-asian="bold" style:font-style-complex="normal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416f9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5aed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719ad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5aed9" style:font-style-asian="normal" style:font-style-complex="normal"/>
    </style:style>
    <style:style style:name="T9" style:family="text">
      <style:text-properties fo:font-style="normal" officeooo:rsid="001719ad" style:font-style-asian="normal" style:font-style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officeooo:rsid="001293f5" style:font-weight-asian="bold" style:font-weight-complex="bold"/>
    </style:style>
    <style:style style:name="T12" style:family="text">
      <style:text-properties officeooo:rsid="001293f5"/>
    </style:style>
    <style:style style:name="T13" style:family="text">
      <style:text-properties officeooo:rsid="001416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04738372325871654" text:style-name="WW8Num2">
        <text:list-item>
          <text:list>
            <text:list-item>
              <text:h text:style-name="P15" text:outline-level="2">4.<text:span text:style-name="T12">3</text:span>.1 <text:span text:style-name="T12">Получение предварительной информации</text:span></text:h>
            </text:list-item>
          </text:list>
        </text:list-item>
      </text:list>
      <text:p text:style-name="P1">Описание: Запрос на <text:span text:style-name="T12">получение предварительной информации, требуемой для создания платежа. (Наглядным примером является продажа «купонов», например пользователь не может пополнить счёт на произвольную сумму, а может только купить «купон» эквивалентный некоторой сумме, на которую будет пополнен счёт)</text:span> </text:p>
      <text:p text:style-name="P3"><text:span text:style-name="T10">Команда: </text:span><text:span text:style-name="T11">getPrecheckStatus</text:span></text:p>
      <text:list xml:id="list223945600132217" text:continue-numbering="true" text:style-name="WW8Num2">
        <text:list-item>
          <text:list>
            <text:list-item>
              <text:h text:style-name="P16" text:outline-level="2">4.<text:span text:style-name="T12">3</text:span>.1.1 Запрос</text:h>
            </text:list-item>
          </text:list>
        </text:list-item>
      </text:list>
      <text:p text:style-name="P7">&lt;?xml version="1.0" encoding="UTF-8"?&gt;</text:p>
      <text:p text:style-name="P7">&lt;request&gt;</text:p>
      <text:p text:style-name="P7"><text:tab/>&lt;action id="Payments.getPrecheckStatus" &gt;</text:p>
      <text:p text:style-name="P7"><text:tab/><text:tab/>&lt;tocheck phone="79234567890" service="9999" /&gt;</text:p>
      <text:p text:style-name="P7"><text:tab/>&lt;/action&gt;</text:p>
      <text:p text:style-name="P7">&lt;/request&gt;</text:p>
      <text:p text:style-name="P10"/>
      <text:list xml:id="list889662470267521413" text:style-name="WW8Num4">
        <text:list-item>
          <text:p text:style-name="P4"><text:span text:style-name="T1">id <text:s/></text:span><text:span text:style-name="T3">— </text:span><text:span text:style-name="T4">команда</text:span></text:p>
        </text:list-item>
        <text:list-item>
          <text:p text:style-name="P5"><text:span text:style-name="T1">service <text:s/></text:span><text:span text:style-name="T3">— идентификатор сервиса в системе payin-payout</text:span></text:p>
        </text:list-item>
        <text:list-item>
          <text:p text:style-name="P5"><text:span text:style-name="T1">phone</text:span><text:span text:style-name="T3"> <text:s/>— <text:s/>номер счета/телефона абонента. </text:span></text:p>
        </text:list-item>
      </text:list>
      <text:list xml:id="list223946701984968" text:continue-list="list223945600132217" text:style-name="WW8Num2">
        <text:list-item>
          <text:list>
            <text:list-item>
              <text:h text:style-name="P16" text:outline-level="2">4.<text:span text:style-name="T12">3</text:span>.1.2 Ответ</text:h>
            </text:list-item>
          </text:list>
        </text:list-item>
      </text:list>
      <text:p text:style-name="P2">Формат ответа может зависеть от различных факторов и полученный набор параметров также может отличаться в зависимости от типа пополняемого счёта (мобильный телефон, пластиковая карта, штраф ГИБДД) но он всегда обеспечивает необходимое для совершения платежа количество информации.</text:p>
      <text:p text:style-name="P2">Ниже приведён формат ответа для сервиса «Пополнение мобильного универсальное».</text:p>
      <text:list xml:id="list223946805812325" text:continue-list="list889662470267521413" text:style-name="WW8Num4">
        <text:list-item>
          <text:p text:style-name="P6"><text:span text:style-name="T2">country</text:span><text:span text:style-name="T1"> <text:s/></text:span><text:span text:style-name="T3">— </text:span><text:span text:style-name="T5">страна в которой находится мобильный оператор абонента</text:span></text:p>
        </text:list-item>
        <text:list-item>
          <text:p text:style-name="P6"><text:span text:style-name="T2">operator</text:span><text:span text:style-name="T1"> <text:s/></text:span><text:span text:style-name="T3">— </text:span><text:span text:style-name="T5">наименование оператора</text:span></text:p>
        </text:list-item>
        <text:list-item>
          <text:p text:style-name="P8"><text:span text:style-name="T1">coupon_list</text:span><text:span text:style-name="T7"> <text:s/>— <text:s/></text:span><text:span text:style-name="T8">контейнер для элементов описывающих возможные суммы пополнения</text:span></text:p>
        </text:list-item>
        <text:list-item>
          <text:p text:style-name="P8"><text:span text:style-name="T1">coupon</text:span><text:span text:style-name="T7"> — </text:span><text:span text:style-name="T8">сам элемент, содержащий информацию о параметрах пополнения в атрибутах, содержимое тега это сумма в валюте мобильного оператора которая будет зачислена на счёт телефона</text:span></text:p>
        </text:list-item>
        <text:list-item>
          <text:p text:style-name="P13"><text:span text:style-name="T8">cost </text:span><text:span text:style-name="T3">— </text:span><text:span text:style-name="T5">сумма которая будет списана со счёта при совершении платежа</text:span></text:p>
        </text:list-item>
        <text:list-item>
          <text:p text:style-name="P13"><text:span text:style-name="T7">charge</text:span><text:span text:style-name="T8"> </text:span><text:span text:style-name="T3">— </text:span><text:span text:style-name="T5">сумма на которую будет </text:span><text:span text:style-name="T6">пополнен мобильный телефон, эквивалент содержимого тега, но выводится в USD.</text:span></text:p>
        </text:list-item>
        <text:list-item>
          <text:p text:style-name="P14"><text:span text:style-name="T9">result <text:s/></text:span><text:span text:style-name="T6">— код ошибки, если 0 ошибок нет</text:span></text:p>
        </text:list-item>
      </text:list>
      <text:p text:style-name="P9"><text:span text:style-name="T8"/></text:p>
      <text:p text:style-name="P11">&lt;?xml version="1.0" encoding="UTF-8"?&gt;</text:p>
      <text:p text:style-name="P11">&lt;response id="Agents.getPrecheckStatus" result="0"&gt;</text:p>
      <text:p text:style-name="P11"><text:s text:c="4"/>&lt;action&gt;</text:p>
      <text:p text:style-name="P11"><text:s text:c="8"/>&lt;country&gt;Russia&lt;/country&gt;</text:p>
      <text:p text:style-name="P11"><text:s text:c="8"/>&lt;operator&gt;Megafon-Siberia Russia&lt;/operator&gt;</text:p>
      <text:p text:style-name="P11"><text:s text:c="8"/>&lt;coupon_list&gt;</text:p>
      <text:p text:style-name="P11"><text:s text:c="12"/>&lt;coupon cost="1.22USD" charge="1.10USD"&gt;50RUB&lt;/coupon&gt;</text:p>
      <text:p text:style-name="P11"><text:s text:c="12"/>&lt;coupon cost="2.41USD" charge="2.17USD"&gt;100RUB&lt;/coupon&gt;</text:p>
      <text:p text:style-name="P11"><text:tab/>....................................................</text:p>
      <text:p text:style-name="P11"><text:soft-page-break/><text:s text:c="8"/>&lt;/coupon_list&gt;</text:p>
      <text:p text:style-name="P11"><text:s text:c="4"/>&lt;/action&gt;</text:p>
      <text:p text:style-name="P12"><text:span text:style-name="T13">&lt;/response&gt;</text:span></text:p>
      <text:list xml:id="list223944922228994" text:continue-numbering="true" text:style-name="WW8Num4">
        <text:list-header>
          <text:p text:style-name="P4"><text:span text:style-name="T3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ource Code Pro" svg:font-family="'Source Code Pro'"/>
    <style:font-face style:name="Symbol" svg:font-family="Symbol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16pt" fo:font-weight="normal" style:font-size-asian="16pt" style:font-weight-asian="normal" style:font-name-complex="Times New Roman" style:font-family-complex="'Times New Roman'" style:font-family-generic-complex="roman" style:font-pitch-complex="variable" style:font-size-complex="16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4z0" style:family="text">
      <style:text-properties fo:color="#800000"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21:48:56.827905727</meta:creation-date>
    <dc:date>2015-06-05T22:39:44.725996583</dc:date>
    <meta:editing-duration>PT4M7S</meta:editing-duration>
    <meta:editing-cycles>1</meta:editing-cycles>
    <meta:document-statistic meta:table-count="0" meta:image-count="0" meta:object-count="0" meta:page-count="2" meta:paragraph-count="36" meta:word-count="224" meta:character-count="2050" meta:non-whitespace-character-count="1767"/>
    <meta:generator>LibreOffice/4.2.6.3$Linux_X86_64 LibreOffice_project/420$Build-3</meta:generator>
  </office:meta>
</office:document-meta>
</file>